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07E42A0EEA8D508A6E5.png" manifest:media-type="image/png"/>
  <manifest:file-entry manifest:full-path="Pictures/1000020100000424000002AEE4A67D8567F46449.png" manifest:media-type="image/png"/>
  <manifest:file-entry manifest:full-path="Pictures/100002010000011D00000022E7D5E0FEB99D39E1.png" manifest:media-type="image/png"/>
  <manifest:file-entry manifest:full-path="Pictures/1000020100000437000002AF5B8329B06ECEEC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d35b" officeooo:paragraph-rsid="0020d35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d35b" officeooo:paragraph-rsid="0020d35b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20d35b" officeooo:paragraph-rsid="0020d35b" style:font-weight-asian="bold" style:font-weight-complex="bold"/>
    </style:style>
    <style:style style:name="P4" style:family="paragraph" style:parent-style-name="Header">
      <style:text-properties officeooo:rsid="0023c782" officeooo:paragraph-rsid="0023c7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ab#06</text:p>
      <text:p text:style-name="P1"/>
      <text:p text:style-name="P2">Task#01:</text:p>
      <text:p text:style-name="P2"><draw:frame draw:style-name="fr2" draw:name="Image2" text:anchor-type="paragraph" svg:width="6.9252in" svg:height="4.4811in" draw:z-index="1"><draw:image xlink:href="Pictures/1000020100000424000002AEE4A67D8567F46449.png" xlink:type="simple" xlink:show="embed" xlink:actuate="onLoad" loext:mime-type="image/x-vclgraphic"/></draw:frame></text:p>
      <text:p text:style-name="P2"/>
      <text:p text:style-name="P3"/>
      <text:p text:style-name="P2">Task#02:</text:p>
      <text:p text:style-name="P2"><draw:frame draw:style-name="fr2" draw:name="Image3" text:anchor-type="paragraph" svg:width="6.9252in" svg:height="4.4091in" draw:z-index="2"><draw:image xlink:href="Pictures/1000020100000437000002AF5B8329B06ECEECEC.png" xlink:type="simple" xlink:show="embed" xlink:actuate="onLoad" loext:mime-type="image/x-vclgraphic"/></draw:frame></text:p>
      <text:p text:style-name="P2"/>
      <text:p text:style-name="P2">Task#03:</text:p>
      <text:p text:style-name="P2"><draw:frame draw:style-name="fr1" draw:name="Image4" text:anchor-type="paragraph" svg:width="4.4791in" svg:height="1.3126in" draw:z-index="3"><draw:image xlink:href="Pictures/10000201000001AE0000007E42A0EEA8D508A6E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#04:</text:p>
      <text:p text:style-name="P2"><draw:frame draw:style-name="fr1" draw:name="Image1" text:anchor-type="paragraph" svg:width="2.9689in" svg:height="0.3543in" draw:z-index="0"><draw:image xlink:href="Pictures/100002010000011D00000022E7D5E0FEB99D39E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c782" officeooo:paragraph-rsid="0023c782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Name: <text:span text:style-name="MT1">Muhammad Kamran</text:span><text:span text:style-name="MT2"><text:tab/><text:tab/>Student ID: </text:span><text:span text:style-name="MT1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20:09.388603172</meta:creation-date>
    <dc:date>2019-10-21T11:04:00.861747411</dc:date>
    <meta:editing-duration>PT29M3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2" meta:paragraph-count="6" meta:word-count="12" meta:character-count="95" meta:non-whitespace-character-count="88"/>
  </office:meta>
</office:document-meta>
</file>